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start" fo:text-indent="0cm"/>
    </style:style>
    <style:style style:name="P2" style:family="paragraph">
      <style:paragraph-properties fo:margin-left="0cm" fo:margin-right="0cm" fo:margin-top="0.176cm" fo:margin-bottom="0cm" fo:line-height="90%" fo:text-align="start" fo:text-indent="0cm"/>
    </style:style>
    <style:style style:name="P3" style:family="paragraph">
      <style:paragraph-properties fo:margin-top="0cm" fo:margin-bottom="0cm" fo:line-height="115%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gas 4</text:p>
          </draw:text-box>
        </draw:frame>
        <draw:frame presentation:style-name="pr2" draw:text-style-name="P3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Buat pseudocode &amp; flowchart untuk menentukan total perkalian 100 bilangan!</text:span></text:p>
              </text:list-item>
              <text:list-item>
                <text:p text:style-name="P1"><text:span text:style-name="T1">Buat pseudocode &amp; flowchart untuk menentukan rata-rata dari 100 bilangan!</text:span></text:p>
              </text:list-item>
              <text:list-item>
                <text:p text:style-name="P1"><text:span text:style-name="T1">Buat pseudocode &amp; flowchart untuk menentukan nilai maksimum dari 100 bilangan!</text:span></text:p>
              </text:list-item>
              <text:list-item>
                <text:p text:style-name="P1"><text:span text:style-name="T1">Buat pseudocode &amp; flowchart untuk menentukan nilai minimum dari 100 bilangan!</text:span></text:p>
              </text:list-item>
              <text:list-item>
                <text:p text:style-name="P1"><text:span text:style-name="T1">Buat pseudocode &amp; flowchart untuk mengurutkan 10 bilangan!</text:span></text:p>
                <text:p text:style-name="P2"><text:span text:style-name="T2">Misal: Input: 5 4 8 7 2 10 1 6 3 9</text:span></text:p>
                <text:p text:style-name="P2"><text:span text:style-name="T2"><text:s text:c="12"/></text:span><text:span text:style-name="T2">Output: 1 2 3 4 5 6 7 8 9 10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2:15.782119867</meta:creation-date>
    <dc:date>2023-09-20T10:03:12.761509409</dc:date>
    <meta:editing-duration>PT13M39S</meta:editing-duration>
    <meta:editing-cycles>2</meta:editing-cycles>
    <meta:generator>LibreOffice/7.6.1.1$Linux_X86_64 LibreOffice_project/60$Build-1</meta:generator>
    <meta:document-statistic meta:object-count="25"/>
  </office:meta>
</office:document-meta>
</file>